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9F600000CE45D57FF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normal" style:font-size-asian="32pt" style:font-weight-asian="normal" style:font-size-complex="3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Heading_20_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 style:parent-style-name="Text_20_body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5">Zero-G</text:p>
      <text:p text:style-name="P15">Delivery</text:p>
      <text:p text:style-name="P2"/>
      <text:p text:style-name="P3">A Latitude Studios</text:p>
      <text:p text:style-name="P3">Production</text:p>
      <text:p text:style-name="P3"/>
      <text:p text:style-name="P8">Prepared By Drew Kowal</text:p>
      <text:p text:style-name="P8"/>
      <text:p text:style-name="P8">Designed for Windows</text:p>
      <text:p text:style-name="P4"/>
      <text:p text:style-name="P4"/>
      <text:p text:style-name="P4"/>
      <text:p text:style-name="P4"/>
      <text:p text:style-name="P4"/>
      <text:p text:style-name="P4">Version: 1.0.0.0</text:p>
      <text:p text:style-name="P4"/>
      <text:p text:style-name="P4"/>
      <text:p text:style-name="P14"><text:soft-page-break/>Table of contents</text:p>
      <text:p text:style-name="P11">Introduction<text:tab/><text:tab/><text:tab/>..........................................................................................<text:tab/>1</text:p>
      <text:p text:style-name="P11"><text:tab/>Key Points<text:tab/><text:tab/>..........................................................................................<text:tab/>1.1</text:p>
      <text:p text:style-name="P11"><text:tab/>Game Overview<text:tab/>..........................................................................................<text:tab/>1.2</text:p>
      <text:p text:style-name="P11">Core Gameplay loop<text:tab/><text:tab/>..........................................................................................<text:tab/>2</text:p>
      <text:p text:style-name="P11">Game Mechanics<text:tab/><text:tab/>..........................................................................................<text:tab/>3</text:p>
      <text:p text:style-name="P11"><text:tab/>Drone (Player)<text:tab/>..........................................................................................<text:tab/>3.1</text:p>
      <text:p text:style-name="P11"><text:tab/>Cargo Containers<text:tab/>..........................................................................................<text:tab/>3.2</text:p>
      <text:p text:style-name="P11"><text:tab/>Game Rules<text:tab/><text:tab/>..........................................................................................<text:tab/>3.3</text:p>
      <text:p text:style-name="P11">UI Design<text:tab/><text:tab/><text:tab/>..........................................................................................<text:tab/>4</text:p>
      <text:p text:style-name="P11"><text:tab/>Main Menu<text:tab/><text:tab/>..........................................................................................<text:tab/>4.1</text:p>
      <text:p text:style-name="P11"><text:tab/>In-Game HUD<text:tab/>..........................................................................................<text:tab/>4.2</text:p>
      <text:p text:style-name="P11"><text:tab/>Pause Menu<text:tab/><text:tab/>..........................................................................................<text:tab/>4.3</text:p>
      <text:p text:style-name="P11"><text:tab/>Game Over Screen<text:tab/>..........................................................................................<text:tab/>4.4</text:p>
      <text:p text:style-name="P11">Complex System<text:tab/><text:tab/>..........................................................................................<text:tab/>5</text:p>
      <text:p text:style-name="P11"><text:tab/>C++ Components<text:tab/>..........................................................................................<text:tab/>5.1</text:p>
      <text:p text:style-name="P11"><text:tab/>Scoring<text:tab/><text:tab/>..........................................................................................<text:tab/>5.2</text:p>
      <text:p text:style-name="P11">Development Road map<text:tab/>..........................................................................................<text:tab/>6</text:p>
      <text:p text:style-name="P11"><text:tab/>Week 1<text:tab/><text:tab/>..........................................................................................<text:tab/>6.1</text:p>
      <text:p text:style-name="P11"><text:tab/>Week 2 <text:tab/><text:tab/>..........................................................................................<text:tab/>6.2</text:p>
      <text:p text:style-name="P11"><text:tab/>Week 3 <text:tab/><text:tab/>..........................................................................................<text:tab/>6.3</text:p>
      <text:p text:style-name="P11"><text:tab/>Week 4<text:tab/><text:tab/>..........................................................................................<text:tab/>6.4</text:p>
      <text:p text:style-name="P11"><text:tab/>Week 5<text:tab/><text:tab/>..........................................................................................<text:tab/>6.5</text:p>
      <text:p text:style-name="P11"><text:tab/>Week 6<text:tab/><text:tab/>..........................................................................................<text:tab/>6.6</text:p>
      <text:p text:style-name="P11"><text:tab/>Week 7<text:tab/><text:tab/>..........................................................................................<text:tab/>6.7</text:p>
      <text:p text:style-name="P11"><text:tab/>Week 8<text:tab/><text:tab/>..........................................................................................<text:tab/>6.8</text:p>
      <text:p text:style-name="P11"><text:tab/>Week 9<text:tab/><text:tab/>..........................................................................................<text:tab/>6.9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1) Introduction</text:p>
      <text:p text:style-name="P13"/>
      <text:p text:style-name="P5">1.1 Key Points:</text:p>
      <text:p text:style-name="P10"/>
      <text:p text:style-name="P10"><text:span text:style-name="T1">Genre:</text:span> Physics Simulation/ Delivery Challenge</text:p>
      <text:p text:style-name="P10"><text:span text:style-name="T1">Platform:</text:span> PC</text:p>
      <text:p text:style-name="P10"><text:span text:style-name="T1">Engine:</text:span> Unreal Engine 5</text:p>
      <text:p text:style-name="P10"><text:span text:style-name="T1">Playtime:</text:span> Open Session ~ 5 minutes total</text:p>
      <text:p text:style-name="P10"><text:span text:style-name="T1">Perspective:</text:span> Third-person (over-should/ dynamic top-down)</text:p>
      <text:p text:style-name="P10"/>
      <text:p text:style-name="P5">1.2 Game Overview:</text:p>
      <text:p text:style-name="P10"/>
      <text:p text:style-name="P16">Zero-G Delivery is a short physics based game where players pilot a delivery drone through a low gravity industrial environment. The player locates and transports shipping containers to designated delivery pads using thrust based motion and a gravity manipulator. The goal is to complete deliveries efficiently while avoiding collisions and maintaining cargo integrity. Scores are based on time, precision, and cargo condition. </text:p>
      <text:p text:style-name="P10"/>
      <text:p text:style-name="P13">2) Core Gameplay Loop:</text:p>
      <text:p text:style-name="P10"/>
      <text:list xml:id="list5846459482349991092" text:style-name="L1">
        <text:list-item>
          <text:p text:style-name="P18">Locate a container anywhere on the open map</text:p>
        </text:list-item>
        <text:list-item>
          <text:p text:style-name="P18">Use thrusters to navigate while avoiding debris and obstacles</text:p>
        </text:list-item>
        <text:list-item>
          <text:p text:style-name="P18">Use gravity manipulator to lift the container into a locked position</text:p>
        </text:list-item>
        <text:list-item>
          <text:p text:style-name="P18">Fly to the containers matching delivery pad</text:p>
        </text:list-item>
        <text:list-item>
          <text:p text:style-name="P18">Lower the container to the ground within the specified location</text:p>
        </text:list-item>
        <text:list-item>
          <text:p text:style-name="P18">Score based on delivery time and pristine condition, reduced score for damage</text:p>
        </text:list-item>
        <text:list-item>
          <text:p text:style-name="P18">Repeat for remaining containers </text:p>
        </text:list-item>
        <text:list-item>
          <text:p text:style-name="P18">End game when no containers remain, this displays final score and previous round score.</text:p>
        </text:list-item>
      </text:list>
      <text:p text:style-name="P10"/>
      <text:p text:style-name="P13">3. Game Mechanics:</text:p>
      <text:p text:style-name="P10"/>
      <text:h text:style-name="P17" text:outline-level="3">3.1 Drone (Player)</text:h>
      <text:list xml:id="list8536755861811941882" text:style-name="L2">
        <text:list-item>
          <text:p text:style-name="P34">Third- person camera angle with a dynamic change to top down when over cargo locations</text:p>
        </text:list-item>
        <text:list-item>
          <text:p text:style-name="P34">Movement applies physics forces (forward, backward, strafe)</text:p>
        </text:list-item>
        <text:list-item>
          <text:p text:style-name="P34">Mouse controls Yaw</text:p>
        </text:list-item>
        <text:list-item>
          <text:p text:style-name="P34">Camera is locked behind the drone and will rotate with it</text:p>
        </text:list-item>
        <text:list-item>
          <text:p text:style-name="P34">Controls:</text:p>
          <text:list>
            <text:list-item>
              <text:p text:style-name="P34">Mouse to rotate on Yaw</text:p>
            </text:list-item>
            <text:list-item>
              <text:p text:style-name="P34"><text:soft-page-break/>WASD to move forward/ backward/ strafe</text:p>
            </text:list-item>
            <text:list-item>
              <text:p text:style-name="P34">Left click to pick up cargo</text:p>
            </text:list-item>
            <text:list-item>
              <text:p text:style-name="P34">Right click to lower cargo</text:p>
            </text:list-item>
            <text:list-item>
              <text:p text:style-name="P34">Q to pause</text:p>
            </text:list-item>
          </text:list>
        </text:list-item>
      </text:list>
      <text:h text:style-name="P17" text:outline-level="3">3.2 Cargo Containers</text:h>
      <text:list xml:id="list1029990032908456501" text:style-name="L3">
        <text:list-item>
          <text:p text:style-name="P35">Type: Physics actors with unique Ids linked to delivery locations</text:p>
        </text:list-item>
        <text:list-item>
          <text:p text:style-name="P35">Carried Via gravity manipulator, attaches to drone and remains in place unless collision occurs or the player specifically lowers it</text:p>
        </text:list-item>
        <text:list-item>
          <text:p text:style-name="P35">Health and base score start at 100, Damage reduces base score by 1 per point of damage.</text:p>
        </text:list-item>
      </text:list>
      <text:h text:style-name="P17" text:outline-level="3">3.3 Game Rules</text:h>
      <text:list xml:id="list3352377342386032849" text:style-name="L4">
        <text:list-item>
          <text:p text:style-name="P36">Open world allowing players to deliver cargo in any order</text:p>
        </text:list-item>
        <text:list-item>
          <text:p text:style-name="P36">Collisions cause damage to the cargo and can knock containers free from the drone</text:p>
        </text:list-item>
        <text:list-item>
          <text:p text:style-name="P36">Completed deliveries earn a base score with bonuses from pristine and prompt delivery times</text:p>
        </text:list-item>
        <text:list-item>
          <text:p text:style-name="P36">Score penalties are applied based on damage -1 pt score/ pt of damage to containers.</text:p>
        </text:list-item>
        <text:list-item>
          <text:p text:style-name="P36">Top score persists between play through</text:p>
        </text:list-item>
      </text:list>
      <text:p text:style-name="P16"/>
      <text:p text:style-name="P13">4. UI Design:</text:p>
      <text:p text:style-name="P12"/>
      <text:p text:style-name="P6">4.1 Main Menu (UMG Widget: W_MainMenu)</text:p>
      <text:list xml:id="list4131248484979812263" text:style-name="L5">
        <text:list-item>
          <text:p text:style-name="P30">Title Text: “Zero-G Delivery”</text:p>
        </text:list-item>
        <text:list-item>
          <text:p text:style-name="P30">Play button: Loads game play level</text:p>
        </text:list-item>
        <text:list-item>
          <text:p text:style-name="P30">Quit button: Exits the game</text:p>
        </text:list-item>
      </text:list>
      <text:p text:style-name="P7"/>
      <text:p text:style-name="P6">4.2 In-Game HUD (UMG Widget: W_HUD)</text:p>
      <text:list xml:id="list623300250955474209" text:style-name="L6">
        <text:list-item>
          <text:p text:style-name="P31">Timer: Top center, counts down from 60 (Will be adjusted based on game play)</text:p>
        </text:list-item>
        <text:list-item>
          <text:p text:style-name="P31">Score: Top left, shows current score</text:p>
        </text:list-item>
        <text:list-item>
          <text:p text:style-name="P31">Cargo integrity meter: displays at the screen bottom or on the containers</text:p>
        </text:list-item>
        <text:list-item>
          <text:p text:style-name="P31">Target pad indicator: basic flat pointer arrow that rotates around the drone showing where to deliver the cargo</text:p>
        </text:list-item>
      </text:list>
      <text:p text:style-name="P7"/>
      <text:p text:style-name="P7"/>
      <text:p text:style-name="P7"/>
      <text:p text:style-name="P6"><text:soft-page-break/>4.3 Pause Menu (UMG Widget: W_PauseMenu)</text:p>
      <text:list xml:id="list1970338627355227406" text:style-name="L7">
        <text:list-item>
          <text:p text:style-name="P32">Resume Button: Exits the pause menu</text:p>
        </text:list-item>
        <text:list-item>
          <text:p text:style-name="P32">Quit to menu Button: Quits the current play through to main menu</text:p>
        </text:list-item>
        <text:list-item>
          <text:p text:style-name="P32">Quit Game Button: Quits the Game to desktop</text:p>
        </text:list-item>
      </text:list>
      <text:p text:style-name="P7"/>
      <text:p text:style-name="P6">4.4 Game Over screen (UMG Widget: W_GameOver)</text:p>
      <text:list xml:id="list1620644205256633120" text:style-name="L8">
        <text:list-item>
          <text:p text:style-name="P33">Current score text: Displays “Targets hit: X”</text:p>
        </text:list-item>
        <text:list-item>
          <text:p text:style-name="P33">High Score text: Displays “Best Score: Y”</text:p>
        </text:list-item>
        <text:list-item>
          <text:p text:style-name="P33">Play Again button: reloads gameplay level</text:p>
        </text:list-item>
        <text:list-item>
          <text:p text:style-name="P33">Quit button: Exits the game</text:p>
        </text:list-item>
      </text:list>
      <text:p text:style-name="P7"/>
      <text:p text:style-name="P13">5. Complex System: Score &amp; Time Tracking:</text:p>
      <text:p text:style-name="P11"/>
      <text:p text:style-name="P6">5.1 C++ Components:</text:p>
      <text:list xml:id="list2552312805523036212" text:style-name="L9">
        <text:list-item>
          <text:p text:style-name="P19">ScoreManager: Handles delivery point, bonuses, and persistent top score</text:p>
        </text:list-item>
        <text:list-item>
          <text:p text:style-name="P19">TimerManager: Tracks run time per delivery</text:p>
        </text:list-item>
        <text:list-item>
          <text:p text:style-name="P19">HUDManager: Updates score/time/cargo integrity UI/delivery indicator</text:p>
        </text:list-item>
        <text:list-item>
          <text:p text:style-name="P19">ContainerHealth: Manages the cargo health and damage handling (Based on impact velocity?)</text:p>
        </text:list-item>
      </text:list>
      <text:p text:style-name="P11"/>
      <text:p text:style-name="P6">5.2 Scoring:</text:p>
      <text:list xml:id="list5462862515538007139" text:style-name="L10">
        <text:list-item>
          <text:p text:style-name="P20">Base delivery: +100</text:p>
        </text:list-item>
        <text:list-item>
          <text:p text:style-name="P20">Container condition: +50 for pristine, -1/ point of damage up to a max of 100 (At 100 the container will be destroyed)</text:p>
        </text:list-item>
        <text:list-item>
          <text:p text:style-name="P20">Time bonus: time bonus will start at 100 but after a period of time it will begin being reduced based on additional time required for delivery.</text:p>
        </text:list-item>
      </text:list>
      <text:p text:style-name="P11"/>
      <text:p text:style-name="P13">6. Week Development road map:</text:p>
      <text:p text:style-name="P11"/>
      <text:p text:style-name="P6">6.1 Week 1: Planning &amp; Setup</text:p>
      <text:list xml:id="list7905478722948776749" text:style-name="L11">
        <text:list-item>
          <text:p text:style-name="P21">Install and configure UE5</text:p>
        </text:list-item>
        <text:list-item>
          <text:p text:style-name="P21">Set up project structure adn version control</text:p>
        </text:list-item>
        <text:list-item>
          <text:p text:style-name="P21">Import FPS template and verify working controls</text:p>
        </text:list-item>
      </text:list>
      <text:p text:style-name="P11"/>
      <text:p text:style-name="P6">6.2 Week 2: Basic Gameplay Prototype</text:p>
      <text:list xml:id="list2973107930045079282" text:style-name="L12">
        <text:list-item>
          <text:p text:style-name="P22">Create and test with a ground plane and basic lighting</text:p>
        </text:list-item>
        <text:list-item>
          <text:p text:style-name="P22">Implement basic Player Controller</text:p>
        </text:list-item>
        <text:list-item>
          <text:p text:style-name="P22">Create simple BP_Target actor and enable destruction via ray casting</text:p>
        </text:list-item>
      </text:list>
      <text:p text:style-name="P11"/>
      <text:p text:style-name="P6">6.3 Week 3: Timer + Score system</text:p>
      <text:list xml:id="list3707087778698641651" text:style-name="L13">
        <text:list-item>
          <text:p text:style-name="P23"><text:soft-page-break/>Add 30s countdown timer via GameMode</text:p>
        </text:list-item>
        <text:list-item>
          <text:p text:style-name="P23">Add score counter that tracks hits</text:p>
        </text:list-item>
        <text:list-item>
          <text:p text:style-name="P23">Create HUD display for timer and score</text:p>
        </text:list-item>
      </text:list>
      <text:p text:style-name="P11"/>
      <text:p text:style-name="P6">6.4 Week 4: UI Phase 1 – Main Menu</text:p>
      <text:list xml:id="list2895297521462817034" text:style-name="L14">
        <text:list-item>
          <text:p text:style-name="P24">Design and implement W_MainMenu</text:p>
        </text:list-item>
        <text:list-item>
          <text:p text:style-name="P24">Add functionality to start game and quit game buttons</text:p>
        </text:list-item>
        <text:list-item>
          <text:p text:style-name="P24">Route UI navigation correctly to gameplay level</text:p>
        </text:list-item>
      </text:list>
      <text:p text:style-name="P11"/>
      <text:p text:style-name="P6">6.5 Week 5: UI Phase 2 – Game Over Screen</text:p>
      <text:list xml:id="list3208662749627118721" text:style-name="L15">
        <text:list-item>
          <text:p text:style-name="P25">Create W_GameOver widget</text:p>
        </text:list-item>
        <text:list-item>
          <text:p text:style-name="P25">Show score vs best score</text:p>
        </text:list-item>
        <text:list-item>
          <text:p text:style-name="P25">Add functionality to restart or quit</text:p>
        </text:list-item>
      </text:list>
      <text:p text:style-name="P11"/>
      <text:p text:style-name="P6">6.6 Week 6: SaveGame System</text:p>
      <text:list xml:id="list1252005954527525781" text:style-name="L16">
        <text:list-item>
          <text:p text:style-name="P26">Implement BP_SaveData</text:p>
        </text:list-item>
        <text:list-item>
          <text:p text:style-name="P26">Save and load best score using SaveGame object</text:p>
        </text:list-item>
        <text:list-item>
          <text:p text:style-name="P26">Integrate SaveGame with GameMode and GameOver UI</text:p>
        </text:list-item>
      </text:list>
      <text:p text:style-name="P11"/>
      <text:p text:style-name="P6">6.7 Week 7: Polish and Feedback</text:p>
      <text:list xml:id="list1711849544263861332" text:style-name="L17">
        <text:list-item>
          <text:p text:style-name="P27">Add simple target particle FX and reticle flash upon destroy</text:p>
        </text:list-item>
        <text:list-item>
          <text:p text:style-name="P27">Add end of game effects. Maybe screen fade...</text:p>
        </text:list-item>
      </text:list>
      <text:p text:style-name="P11"/>
      <text:p text:style-name="P6">6.8 Week 8: Testing and Optimization</text:p>
      <text:list xml:id="list7825842606518862276" text:style-name="L18">
        <text:list-item>
          <text:p text:style-name="P28">Playtest for bugs, timing issues, score tracking</text:p>
        </text:list-item>
        <text:list-item>
          <text:p text:style-name="P28">Optimize target spawning logic</text:p>
        </text:list-item>
        <text:list-item>
          <text:p text:style-name="P28">Ensure smooth transitions between game states</text:p>
        </text:list-item>
      </text:list>
      <text:p text:style-name="P11"/>
      <text:p text:style-name="P6">6.9 Week 9: Final QA and Submission Prep</text:p>
      <text:list xml:id="list3725696915050600420" text:style-name="L19">
        <text:list-item>
          <text:p text:style-name="P29">Final Polish pass on visuals and UI</text:p>
        </text:list-item>
        <text:list-item>
          <text:p text:style-name="P29">Package and test build for PC</text:p>
        </text:list-item>
        <text:list-item>
          <text:p text:style-name="P29">Submit playable demo and docum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201000009F600000CE45D57FFD9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ro-G Delivery</text:p>
      </style:header>
      <style:footer>
        <text:p text:style-name="Footer">Version 1.0.0.0<text:tab/>Confidential and Prepared By Drew Kowal<text:tab/>Page <text:page-number text:select-page="current">3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ew k</meta:initial-creator>
    <meta:creation-date>2025-07-08T18:15:04.78</meta:creation-date>
    <meta:generator>OpenOffice/4.1.15$Win32 OpenOffice.org_project/4115m2$Build-9813</meta:generator>
    <dc:date>2025-10-15T18:34:32.79</dc:date>
    <dc:creator>drew k</dc:creator>
    <meta:editing-duration>P1DT13H46M36S</meta:editing-duration>
    <meta:editing-cycles>13</meta:editing-cycles>
    <meta:document-statistic meta:table-count="0" meta:image-count="0" meta:object-count="0" meta:page-count="6" meta:paragraph-count="141" meta:word-count="1035" meta:character-count="8107"/>
  </office:meta>
</office:document-meta>
</file>